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999999" fo:padding="0.097cm" fo:border="0.05pt solid #000000">
        <style:background-image/>
      </style:table-cell-properties>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data-style-name="N0">
      <style:table-cell-properties fo:padding="0.097cm" fo:border-left="0.05pt solid #000000" fo:border-right="0.05pt solid #000000" fo:border-top="none" fo:border-bottom="0.05pt solid #000000"/>
    </style:style>
    <style:style style:name="Tableau2.A3" style:family="table-cell">
      <style:table-cell-properties fo:background-color="#999999" fo:padding="0.097cm" fo:border-left="0.05pt solid #000000" fo:border-right="none" fo:border-top="none" fo:border-bottom="0.05pt solid #000000">
        <style:background-image/>
      </style:table-cell-properties>
    </style:style>
    <style:style style:name="Tableau2.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2.A4" style:family="table-cell" style:data-style-name="N0">
      <style:table-cell-properties fo:padding="0.097cm" fo:border-left="0.05pt solid #000000" fo:border-right="none" fo:border-top="none" fo:border-bottom="0.05pt solid #000000"/>
    </style:style>
    <style:style style:name="Tableau2.B4" style:family="table-cell" style:data-style-name="N0">
      <style:table-cell-properties fo:padding="0.097cm" fo:border-left="0.05pt solid #000000" fo:border-right="none" fo:border-top="none" fo:border-bottom="0.05pt solid #000000"/>
    </style:style>
    <style:style style:name="Tableau2.C4" style:family="table-cell" style:data-style-name="N0">
      <style:table-cell-properties fo:padding="0.097cm" fo:border-left="0.05pt solid #000000" fo:border-right="none" fo:border-top="none" fo:border-bottom="0.05pt solid #000000"/>
    </style:style>
    <style:style style:name="Tableau2.D4"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data-style-name="N0">
      <style:table-cell-properties fo:padding="0.097cm" fo:border-left="0.05pt solid #000000" fo:border-right="0.05pt solid #000000" fo:border-top="none" fo:border-bottom="0.05pt solid #000000"/>
    </style:style>
    <style:style style:name="Tableau3.A3" style:family="table-cell">
      <style:table-cell-properties fo:background-color="#999999" fo:padding="0.097cm" fo:border-left="0.05pt solid #000000" fo:border-right="none" fo:border-top="none" fo:border-bottom="0.05pt solid #000000">
        <style:background-image/>
      </style:table-cell-properties>
    </style:style>
    <style:style style:name="Tableau3.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3.A4" style:family="table-cell" style:data-style-name="N0">
      <style:table-cell-properties fo:padding="0.097cm" fo:border-left="0.05pt solid #000000" fo:border-right="none" fo:border-top="none" fo:border-bottom="0.05pt solid #000000"/>
    </style:style>
    <style:style style:name="Tableau3.B4" style:family="table-cell" style:data-style-name="N0">
      <style:table-cell-properties fo:padding="0.097cm" fo:border-left="0.05pt solid #000000" fo:border-right="none" fo:border-top="none" fo:border-bottom="0.05pt solid #000000"/>
    </style:style>
    <style:style style:name="Tableau3.C4" style:family="table-cell" style:data-style-name="N0">
      <style:table-cell-properties fo:padding="0.097cm" fo:border-left="0.05pt solid #000000" fo:border-right="none" fo:border-top="none" fo:border-bottom="0.05pt solid #000000"/>
    </style:style>
    <style:style style:name="Tableau3.D4"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999999" fo:padding="0.097cm" fo:border="0.05pt solid #000000">
        <style:background-image/>
      </style:table-cell-properties>
    </style:style>
    <style:style style:name="Tableau4.A2" style:family="table-cell" style:data-style-name="N0">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data-style-name="N0">
      <style:table-cell-properties fo:padding="0.097cm" fo:border-left="0.05pt solid #000000" fo:border-right="0.05pt solid #000000" fo:border-top="none" fo:border-bottom="0.05pt solid #000000"/>
    </style:style>
    <style:style style:name="Tableau4.A3" style:family="table-cell">
      <style:table-cell-properties fo:background-color="#999999" fo:padding="0.097cm" fo:border-left="0.05pt solid #000000" fo:border-right="none" fo:border-top="none" fo:border-bottom="0.05pt solid #000000">
        <style:background-image/>
      </style:table-cell-properties>
    </style:style>
    <style:style style:name="Tableau4.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4.A4" style:family="table-cell" style:data-style-name="N0">
      <style:table-cell-properties fo:padding="0.097cm" fo:border-left="0.05pt solid #000000" fo:border-right="none" fo:border-top="none" fo:border-bottom="0.05pt solid #000000"/>
    </style:style>
    <style:style style:name="Tableau4.B4" style:family="table-cell" style:data-style-name="N0">
      <style:table-cell-properties fo:padding="0.097cm" fo:border-left="0.05pt solid #000000" fo:border-right="none" fo:border-top="none" fo:border-bottom="0.05pt solid #000000"/>
    </style:style>
    <style:style style:name="Tableau4.C4" style:family="table-cell" style:data-style-name="N0">
      <style:table-cell-properties fo:padding="0.097cm" fo:border-left="0.05pt solid #000000" fo:border-right="none" fo:border-top="none" fo:border-bottom="0.05pt solid #000000"/>
    </style:style>
    <style:style style:name="Tableau4.D4"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999999"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data-style-name="N0">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data-style-name="N0">
      <style:table-cell-properties fo:padding="0.097cm" fo:border-left="0.05pt solid #000000" fo:border-right="0.05pt solid #000000" fo:border-top="none" fo:border-bottom="0.05pt solid #000000"/>
    </style:style>
    <style:style style:name="Tableau5.A3" style:family="table-cell">
      <style:table-cell-properties fo:background-color="#999999" fo:padding="0.097cm" fo:border-left="0.05pt solid #000000" fo:border-right="none" fo:border-top="none" fo:border-bottom="0.05pt solid #000000">
        <style:background-image/>
      </style:table-cell-properties>
    </style:style>
    <style:style style:name="Tableau5.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data-style-name="N0">
      <style:table-cell-properties fo:padding="0.097cm" fo:border-left="0.05pt solid #000000" fo:border-right="none" fo:border-top="none" fo:border-bottom="0.05pt solid #000000"/>
    </style:style>
    <style:style style:name="Tableau5.C4" style:family="table-cell" style:data-style-name="N0">
      <style:table-cell-properties fo:padding="0.097cm" fo:border-left="0.05pt solid #000000" fo:border-right="none" fo:border-top="none" fo:border-bottom="0.05pt solid #000000"/>
    </style:style>
    <style:style style:name="Tableau5.D4"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999999"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data-style-name="N0">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data-style-name="N0">
      <style:table-cell-properties fo:padding="0.097cm" fo:border-left="0.05pt solid #000000" fo:border-right="0.05pt solid #000000" fo:border-top="none" fo:border-bottom="0.05pt solid #000000"/>
    </style:style>
    <style:style style:name="Tableau6.A3" style:family="table-cell">
      <style:table-cell-properties fo:background-color="#999999" fo:padding="0.097cm" fo:border-left="0.05pt solid #000000" fo:border-right="none" fo:border-top="none" fo:border-bottom="0.05pt solid #000000">
        <style:background-image/>
      </style:table-cell-properties>
    </style:style>
    <style:style style:name="Tableau6.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data-style-name="N0">
      <style:table-cell-properties fo:padding="0.097cm" fo:border-left="0.05pt solid #000000" fo:border-right="none" fo:border-top="none" fo:border-bottom="0.05pt solid #000000"/>
    </style:style>
    <style:style style:name="Tableau6.C4" style:family="table-cell" style:data-style-name="N0">
      <style:table-cell-properties fo:padding="0.097cm" fo:border-left="0.05pt solid #000000" fo:border-right="none" fo:border-top="none" fo:border-bottom="0.05pt solid #000000"/>
    </style:style>
    <style:style style:name="Tableau6.D4" style:family="table-cell" style:data-style-name="N0">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99" fo:padding="0.097cm" fo:border="0.05pt solid #000000">
        <style:background-image/>
      </style:table-cell-properties>
    </style:style>
    <style:style style:name="Tableau7.A2" style:family="table-cell" style:data-style-name="N0">
      <style:table-cell-properties fo:padding="0.097cm" fo:border-left="0.05pt solid #000000" fo:border-right="none" fo:border-top="none" fo:border-bottom="0.05pt solid #000000"/>
    </style:style>
    <style:style style:name="Tableau7.B2" style:family="table-cell" style:data-style-name="N0">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data-style-name="N0">
      <style:table-cell-properties fo:padding="0.097cm" fo:border-left="0.05pt solid #000000" fo:border-right="0.05pt solid #000000" fo:border-top="none" fo:border-bottom="0.05pt solid #000000"/>
    </style:style>
    <style:style style:name="Tableau7.A3" style:family="table-cell">
      <style:table-cell-properties fo:background-color="#999999" fo:padding="0.097cm" fo:border-left="0.05pt solid #000000" fo:border-right="none" fo:border-top="none" fo:border-bottom="0.05pt solid #000000">
        <style:background-image/>
      </style:table-cell-properties>
    </style:style>
    <style:style style:name="Tableau7.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7.A4" style:family="table-cell" style:data-style-name="N0">
      <style:table-cell-properties fo:padding="0.097cm" fo:border-left="0.05pt solid #000000" fo:border-right="none" fo:border-top="none" fo:border-bottom="0.05pt solid #000000"/>
    </style:style>
    <style:style style:name="Tableau7.B4" style:family="table-cell" style:data-style-name="N0">
      <style:table-cell-properties fo:padding="0.097cm" fo:border-left="0.05pt solid #000000" fo:border-right="none" fo:border-top="none" fo:border-bottom="0.05pt solid #000000"/>
    </style:style>
    <style:style style:name="Tableau7.C4" style:family="table-cell" style:data-style-name="N0">
      <style:table-cell-properties fo:padding="0.097cm" fo:border-left="0.05pt solid #000000" fo:border-right="none" fo:border-top="none" fo:border-bottom="0.05pt solid #000000"/>
    </style:style>
    <style:style style:name="Tableau7.D4" style:family="table-cell" style:data-style-name="N0">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99" fo:padding="0.097cm" fo:border="0.05pt solid #000000">
        <style:background-image/>
      </style:table-cell-properties>
    </style:style>
    <style:style style:name="Tableau8.A2" style:family="table-cell" style:data-style-name="N0">
      <style:table-cell-properties fo:padding="0.097cm" fo:border-left="0.05pt solid #000000" fo:border-right="none" fo:border-top="none" fo:border-bottom="0.05pt solid #000000"/>
    </style:style>
    <style:style style:name="Tableau8.B2" style:family="table-cell" style:data-style-name="N0">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data-style-name="N0">
      <style:table-cell-properties fo:padding="0.097cm" fo:border-left="0.05pt solid #000000" fo:border-right="0.05pt solid #000000" fo:border-top="none" fo:border-bottom="0.05pt solid #000000"/>
    </style:style>
    <style:style style:name="Tableau8.A3" style:family="table-cell">
      <style:table-cell-properties fo:background-color="#999999" fo:padding="0.097cm" fo:border-left="0.05pt solid #000000" fo:border-right="none" fo:border-top="none" fo:border-bottom="0.05pt solid #000000">
        <style:background-image/>
      </style:table-cell-properties>
    </style:style>
    <style:style style:name="Tableau8.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8.A4" style:family="table-cell" style:data-style-name="N0">
      <style:table-cell-properties fo:padding="0.097cm" fo:border-left="0.05pt solid #000000" fo:border-right="none" fo:border-top="none" fo:border-bottom="0.05pt solid #000000"/>
    </style:style>
    <style:style style:name="Tableau8.B4" style:family="table-cell" style:data-style-name="N0">
      <style:table-cell-properties fo:padding="0.097cm" fo:border-left="0.05pt solid #000000" fo:border-right="none" fo:border-top="none" fo:border-bottom="0.05pt solid #000000"/>
    </style:style>
    <style:style style:name="Tableau8.C4" style:family="table-cell" style:data-style-name="N0">
      <style:table-cell-properties fo:padding="0.097cm" fo:border-left="0.05pt solid #000000" fo:border-right="none" fo:border-top="none" fo:border-bottom="0.05pt solid #000000"/>
    </style:style>
    <style:style style:name="Tableau8.D4"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999999" fo:padding="0.097cm" fo:border="0.05pt solid #000000">
        <style:background-image/>
      </style:table-cell-properties>
    </style:style>
    <style:style style:name="Tableau9.A2" style:family="table-cell" style:data-style-name="N0">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data-style-name="N0">
      <style:table-cell-properties fo:padding="0.097cm" fo:border-left="0.05pt solid #000000" fo:border-right="0.05pt solid #000000" fo:border-top="none" fo:border-bottom="0.05pt solid #000000"/>
    </style:style>
    <style:style style:name="Tableau9.A3" style:family="table-cell">
      <style:table-cell-properties fo:background-color="#999999" fo:padding="0.097cm" fo:border-left="0.05pt solid #000000" fo:border-right="none" fo:border-top="none" fo:border-bottom="0.05pt solid #000000">
        <style:background-image/>
      </style:table-cell-properties>
    </style:style>
    <style:style style:name="Tableau9.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4" style:family="table-cell" style:data-style-name="N0">
      <style:table-cell-properties fo:padding="0.097cm" fo:border-left="0.05pt solid #000000" fo:border-right="none" fo:border-top="none" fo:border-bottom="0.05pt solid #000000"/>
    </style:style>
    <style:style style:name="Tableau9.B4" style:family="table-cell" style:data-style-name="N0">
      <style:table-cell-properties fo:padding="0.097cm" fo:border-left="0.05pt solid #000000" fo:border-right="none" fo:border-top="none" fo:border-bottom="0.05pt solid #000000"/>
    </style:style>
    <style:style style:name="Tableau9.C4" style:family="table-cell" style:data-style-name="N0">
      <style:table-cell-properties fo:padding="0.097cm" fo:border-left="0.05pt solid #000000" fo:border-right="none" fo:border-top="none" fo:border-bottom="0.05pt solid #000000"/>
    </style:style>
    <style:style style:name="Tableau9.D4" style:family="table-cell" style:data-style-name="N0">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999999" fo:padding="0.097cm" fo:border="0.05pt solid #000000">
        <style:background-image/>
      </style:table-cell-properties>
    </style:style>
    <style:style style:name="Tableau10.A2" style:family="table-cell" style:data-style-name="N0">
      <style:table-cell-properties fo:padding="0.097cm" fo:border-left="0.05pt solid #000000" fo:border-right="none" fo:border-top="none" fo:border-bottom="0.05pt solid #000000"/>
    </style:style>
    <style:style style:name="Tableau10.B2" style:family="table-cell" style:data-style-name="N0">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data-style-name="N0">
      <style:table-cell-properties fo:padding="0.097cm" fo:border-left="0.05pt solid #000000" fo:border-right="0.05pt solid #000000" fo:border-top="none" fo:border-bottom="0.05pt solid #000000"/>
    </style:style>
    <style:style style:name="Tableau10.A3" style:family="table-cell">
      <style:table-cell-properties fo:background-color="#999999" fo:padding="0.097cm" fo:border-left="0.05pt solid #000000" fo:border-right="none" fo:border-top="none" fo:border-bottom="0.05pt solid #000000">
        <style:background-image/>
      </style:table-cell-properties>
    </style:style>
    <style:style style:name="Tableau10.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0.A4" style:family="table-cell" style:data-style-name="N0">
      <style:table-cell-properties fo:padding="0.097cm" fo:border-left="0.05pt solid #000000" fo:border-right="none" fo:border-top="none" fo:border-bottom="0.05pt solid #000000"/>
    </style:style>
    <style:style style:name="Tableau10.B4" style:family="table-cell" style:data-style-name="N0">
      <style:table-cell-properties fo:padding="0.097cm" fo:border-left="0.05pt solid #000000" fo:border-right="none" fo:border-top="none" fo:border-bottom="0.05pt solid #000000"/>
    </style:style>
    <style:style style:name="Tableau10.C4" style:family="table-cell" style:data-style-name="N0">
      <style:table-cell-properties fo:padding="0.097cm" fo:border-left="0.05pt solid #000000" fo:border-right="none" fo:border-top="none" fo:border-bottom="0.05pt solid #000000"/>
    </style:style>
    <style:style style:name="Tableau10.D4" style:family="table-cell" style:data-style-name="N0">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9999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background-color="#999999" fo:padding="0.097cm" fo:border-left="0.05pt solid #000000" fo:border-right="none" fo:border-top="none" fo:border-bottom="0.05pt solid #000000">
        <style:background-image/>
      </style:table-cell-properties>
    </style:style>
    <style:style style:name="Tableau1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9999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background-color="#999999" fo:padding="0.097cm" fo:border-left="0.05pt solid #000000" fo:border-right="none" fo:border-top="none" fo:border-bottom="0.05pt solid #000000">
        <style:background-image/>
      </style:table-cell-properties>
    </style:style>
    <style:style style:name="Tableau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000000" draw:opacity="100%"/>
      <style:paragraph-properties fo:background-color="#000000"/>
    </style:style>
    <style:style style:name="P2" style:family="paragraph" style:parent-style-name="Standard">
      <loext:graphic-properties draw:fill="solid" draw:fill-color="#cccccc" draw:opacity="100%"/>
      <style:paragraph-properties fo:background-color="#cccccc"/>
    </style:style>
    <style:style style:name="P3" style:family="paragraph" style:parent-style-name="Standard">
      <loext:graphic-properties draw:fill="solid" draw:fill-color="#999999" draw:opacity="100%"/>
      <style:paragraph-properties fo:background-color="#999999"/>
    </style:style>
    <style:style style:name="P4" style:family="paragraph" style:parent-style-name="Standard">
      <loext:graphic-properties draw:fill="solid" draw:fill-color="#808080" draw:opacity="100%"/>
      <style:paragraph-properties fo:background-color="#808080"/>
    </style:style>
    <style:style style:name="P5" style:family="paragraph" style:parent-style-name="Standard">
      <loext:graphic-properties draw:fill="solid" draw:fill-color="#000000" draw:opacity="100%"/>
      <style:paragraph-properties fo:text-align="center" style:justify-single-word="false" fo:background-color="#000000"/>
    </style:style>
    <style:style style:name="P6" style:family="paragraph" style:parent-style-name="Standard">
      <loext:graphic-properties draw:fill="solid" draw:fill-color="#000000" draw:opacity="100%"/>
      <style:paragraph-properties fo:text-align="center" style:justify-single-word="false" fo:background-color="#000000"/>
      <style:text-properties fo:font-size="15pt" style:font-size-asian="15pt" style:font-size-complex="15pt"/>
    </style:style>
    <style:style style:name="P7" style:family="paragraph" style:parent-style-name="Standard">
      <loext:graphic-properties draw:fill="solid" draw:fill-color="#cccccc" draw:opacity="100%"/>
      <style:paragraph-properties fo:background-color="#cccccc"/>
      <style:text-properties fo:font-style="italic" style:font-style-asian="italic" style:font-style-complex="italic"/>
    </style:style>
    <style:style style:name="P8" style:family="paragraph" style:parent-style-name="Standard">
      <loext:graphic-properties draw:fill="solid" draw:fill-color="#999999" draw:opacity="100%"/>
      <style:paragraph-properties fo:text-align="center" style:justify-single-word="false" fo:background-color="#999999"/>
      <style:text-properties fo:font-style="italic" fo:font-weight="bold" style:font-style-asian="italic" style:font-weight-asian="bold" style:font-style-complex="italic" style:font-weight-complex="bold"/>
    </style:style>
    <style:style style:name="P9" style:family="paragraph" style:parent-style-name="Standard">
      <loext:graphic-properties draw:fill="solid" draw:fill-color="#808080" draw:opacity="100%"/>
      <style:paragraph-properties fo:text-align="center" style:justify-single-word="false" fo:background-color="#808080"/>
      <style:text-properties fo:font-style="italic" fo:font-weight="bold" style:font-style-asian="italic" style:font-weight-asian="bold" style:font-style-complex="italic" style:font-weight-complex="bold"/>
    </style:style>
    <style:style style:name="P10" style:family="paragraph" style:parent-style-name="Standard">
      <loext:graphic-properties draw:fill="solid" draw:fill-color="#999999" draw:opacity="100%"/>
      <style:paragraph-properties fo:text-align="center" style:justify-single-word="false" fo:background-color="#999999"/>
      <style:text-properties fo:font-style="italic" fo:font-weight="bold" officeooo:rsid="00152191" officeooo:paragraph-rsid="00152191" style:font-style-asian="italic" style:font-weight-asian="bold" style:font-style-complex="italic" style:font-weight-complex="bold"/>
    </style:style>
    <style:style style:name="P11" style:family="paragraph" style:parent-style-name="Standard">
      <loext:graphic-properties draw:fill="solid" draw:fill-color="#999999" draw:opacity="100%"/>
      <style:paragraph-properties fo:background-color="#999999"/>
      <style:text-properties style:text-underline-style="none" fo:font-weight="bold" style:font-weight-asian="bold" style:font-weight-complex="bold"/>
    </style:style>
    <style:style style:name="P12" style:family="paragraph" style:parent-style-name="Standard">
      <loext:graphic-properties draw:fill="solid" draw:fill-color="#cccccc" draw:opacity="100%"/>
      <style:paragraph-properties fo:background-color="#cccccc"/>
      <style:text-properties officeooo:rsid="0011056e" officeooo:paragraph-rsid="0011056e"/>
    </style:style>
    <style:style style:name="P13" style:family="paragraph" style:parent-style-name="Standard">
      <loext:graphic-properties draw:fill="solid" draw:fill-color="#cccccc" draw:opacity="100%"/>
      <style:paragraph-properties fo:background-color="#cccccc"/>
      <style:text-properties officeooo:paragraph-rsid="0011056e"/>
    </style:style>
    <style:style style:name="P14" style:family="paragraph" style:parent-style-name="Standard">
      <loext:graphic-properties draw:fill="solid" draw:fill-color="#cccccc" draw:opacity="100%"/>
      <style:paragraph-properties fo:text-align="center" style:justify-single-word="false" fo:background-color="#cccccc"/>
      <style:text-properties fo:font-weight="bold" officeooo:rsid="0011056e" officeooo:paragraph-rsid="0011056e" fo:background-color="#999999" style:font-weight-asian="bold" style:font-weight-complex="bold"/>
    </style:style>
    <style:style style:name="P15" style:family="paragraph" style:parent-style-name="Standard">
      <loext:graphic-properties draw:fill="solid" draw:fill-color="#cccccc" draw:opacity="100%"/>
      <style:paragraph-properties fo:text-align="center" style:justify-single-word="false" fo:background-color="#cccccc"/>
      <style:text-properties officeooo:rsid="0011056e" officeooo:paragraph-rsid="0011056e" fo:background-color="#999999"/>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11056e"/>
    </style:style>
    <style:style style:name="P18" style:family="paragraph" style:parent-style-name="Table_20_Contents">
      <style:paragraph-properties fo:text-align="center" style:justify-single-word="false"/>
      <style:text-properties officeooo:rsid="0010fcea" officeooo:paragraph-rsid="0010fcea"/>
    </style:style>
    <style:style style:name="P19" style:family="paragraph" style:parent-style-name="Table_20_Contents">
      <style:paragraph-properties fo:text-align="center" style:justify-single-word="false"/>
      <style:text-properties officeooo:rsid="0011056e" officeooo:paragraph-rsid="0011056e"/>
    </style:style>
    <style:style style:name="P20" style:family="paragraph" style:parent-style-name="Table_20_Contents">
      <style:paragraph-properties fo:text-align="center" style:justify-single-word="false"/>
      <style:text-properties officeooo:rsid="0019a570" officeooo:paragraph-rsid="0019a570"/>
    </style:style>
    <style:style style:name="P21" style:family="paragraph" style:parent-style-name="Table_20_Contents">
      <style:paragraph-properties fo:text-align="center" style:justify-single-word="false"/>
      <style:text-properties officeooo:rsid="001ace0f" officeooo:paragraph-rsid="001ace0f"/>
    </style:style>
    <style:style style:name="P22" style:family="paragraph" style:parent-style-name="Standard">
      <loext:graphic-properties draw:fill="solid" draw:fill-color="#cccccc" draw:opacity="100%"/>
      <style:paragraph-properties fo:background-color="#cccccc"/>
    </style:style>
    <style:style style:name="P23" style:family="paragraph" style:parent-style-name="Standard">
      <loext:graphic-properties draw:fill="solid" draw:fill-color="#cccccc" draw:opacity="100%"/>
      <style:paragraph-properties fo:background-color="#cccccc"/>
      <style:text-properties officeooo:rsid="001c27cc" officeooo:paragraph-rsid="001c27cc"/>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c27cc"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ize="11pt" style:font-size-asian="11pt" style:font-size-complex="11pt"/>
    </style:style>
    <style:style style:name="T7" style:family="text">
      <style:text-properties fo:font-size="11pt" fo:font-style="normal" style:font-size-asian="11pt" style:font-style-asian="normal" style:font-size-complex="11pt" style:font-style-complex="normal"/>
    </style:style>
    <style:style style:name="T8" style:family="text">
      <style:text-properties fo:color="#193300"/>
    </style:style>
    <style:style style:name="T9" style:family="text">
      <style:text-properties fo:color="#661900"/>
    </style:style>
    <style:style style:name="T10" style:family="text">
      <style:text-properties fo:color="#009933"/>
    </style:style>
    <style:style style:name="T11" style:family="text">
      <style:text-properties fo:color="#cc0000"/>
    </style:style>
    <style:style style:name="T12" style:family="text">
      <style:text-properties officeooo:rsid="0010fcea"/>
    </style:style>
    <style:style style:name="T13" style:family="text">
      <style:text-properties officeooo:rsid="0011056e"/>
    </style:style>
    <style:style style:name="T14" style:family="text">
      <style:text-properties fo:color="#c9211e"/>
    </style:style>
    <style:style style:name="T15" style:family="text">
      <style:text-properties fo:color="#28471f"/>
    </style:style>
    <style:style style:name="T16" style:family="text">
      <style:text-properties officeooo:rsid="00152191"/>
    </style:style>
    <style:style style:name="T17" style:family="text">
      <style:text-properties officeooo:rsid="00176f18"/>
    </style:style>
    <style:style style:name="T18" style:family="text">
      <style:text-properties officeooo:rsid="0017f883"/>
    </style:style>
    <style:style style:name="T19" style:family="text">
      <style:text-properties officeooo:rsid="001a06ef"/>
    </style:style>
    <style:style style:name="T20" style:family="text">
      <style:text-properties officeooo:rsid="001ace0f"/>
    </style:style>
    <style:style style:name="T21" style:family="text">
      <style:text-properties officeooo:rsid="001b41e0"/>
    </style:style>
    <style:style style:name="T22" style:family="text">
      <style:text-properties officeooo:rsid="001c27cc"/>
    </style:style>
    <style:style style:name="T23" style:family="text">
      <style:text-properties officeooo:rsid="001e186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 POO</text:p>
      <text:p text:style-name="P5"/>
      <text:p text:style-name="P2"/>
      <text:p text:style-name="P1"><text:tab/>L'univers</text:p>
      <text:p text:style-name="P2"/>
      <text:p text:style-name="P2"><text:span text:style-name="T4">&lt;h1&gt;QUEST FOR UNDERGROUND :</text:span><text:span text:style-name="T3"> </text:span><text:span text:style-name="T4">&lt;/h1&gt;</text:span></text:p>
      <text:p text:style-name="P2"/>
      <text:p text:style-name="P2">Les habitants des Donjon, monstres en tout genre, creusent la terre pour agrandir leur demeure et découvre l'Underground : un nouveau monde souterrain. En creusant trop profondément, ils créent malheureusement un passage vers l'Enfer : le royaume des démons. <text:span text:style-name="T22">&lt;br&gt;</text:span></text:p>
      <text:p text:style-name="P2">Ayant enfin un accès vers l'extérieur, les démons rassemblent leurs armées et sortent en masse de leur royaume inhospitalier. <text:span text:style-name="T22">&lt;br&gt;</text:span></text:p>
      <text:p text:style-name="P23">&lt;br&gt;</text:p>
      <text:p text:style-name="P2">L<text:span text:style-name="T22">e Jouer va incarner une équipe de monstre du Donjon qui doit repousser l’invasion des Démons</text:span>. </text:p>
      <text:p text:style-name="P2"/>
      <text:p text:style-name="P23">&lt;h2&gt;Rêgles du jeux&lt;/h2&gt;</text:p>
      <text:p text:style-name="P23">Le Joueur joue une équipe de 10 Monstres qui jouent chacun selon un ordre d’Initiative : celui qui à l’Initiative la plus élevée joue en premier. &lt;br&gt;</text:p>
      <text:p text:style-name="P23">Les Ennemis jouent une équipe semblable, et les créatures de chaque équipe jouent à tour de rôle.&lt;br&gt;</text:p>
      <text:p text:style-name="P23">Lors de son tour de jeux, un Personnage agit selon l’endroit où l’on clique avec la souris : </text:p>
      <text:p text:style-name="P23">&lt;ul&gt;&lt;li&gt;Se déplacer (cliquez sur une case vide accessible)&lt;/li&gt;</text:p>
      <text:p text:style-name="P23">&lt;li&gt;Attaquer (cliquez sur une case occupée (par un ennemi)&lt;/li&gt;&lt;li&gt;Passer son tour (cliquez sur le personnage&lt;/li&gt;&lt;/ul&gt;</text:p>
      <text:p text:style-name="P2"/>
      <text:p text:style-name="P1"><text:tab/>Système de jeux : </text:p>
      <text:p text:style-name="P1"/>
      <text:p text:style-name="P1"/>
      <text:p text:style-name="P2"/>
      <text:p text:style-name="P3"><text:span text:style-name="T1"><text:tab/>Riposte </text:span>: </text:p>
      <text:p text:style-name="P2"/>
      <text:p text:style-name="P2">Lorsque les monstres sont attaqués par un ennemi, ils peuvent tenter une riposte si :</text:p>
      <text:p text:style-name="P2">-l'ennemi est à portée d'attaque.</text:p>
      <text:p text:style-name="P2">-la riposte n'a pas déjà été faite à ce tour.</text:p>
      <text:p text:style-name="P2"><text:s/></text:p>
      <text:p text:style-name="P2">Une riposte est une contre-attaque lancée à l'attaquant.</text:p>
      <text:p text:style-name="P2"/>
      <text:p text:style-name="P3"><text:span text:style-name="T1"><text:tab/>Tour de jeux :</text:span> </text:p>
      <text:p text:style-name="P2"/>
      <text:p text:style-name="P2">Chaque monstre possède une caractéristique d'Initiative. </text:p>
      <text:p text:style-name="P2"/>
      <text:p text:style-name="P2">Au lieu d'un tour de jeux classique (le Joueur1 joue tout ses monstres, puis le tour passe au Joueur2), les joueur jouent les monstres selon leur initiative. </text:p>
      <text:p text:style-name="P2">Chaque monstre possède sa propre initiative, indiquant un ordre de jeux. </text:p>
      <text:p text:style-name="P2"/>
      <text:p text:style-name="P2">Par convention, le joueur <text:span text:style-name="T5">Donjon</text:span> joue en premier. </text:p>
      <text:p text:style-name="P2"/>
      <text:p text:style-name="P3"><text:tab/>Déroulement d'une attaque : </text:p>
      <text:p text:style-name="P2"/>
      <text:p text:style-name="P2">L'attaquant porte un<text:span text:style-name="T2">e attaque, inf</text:span>ligeant des dégâts égaux à son <text:span text:style-name="T3">ATK</text:span> + un jet aléatoire (1D4) : un monstre avec une ATK de 1 fait, en fait, entre 2 et 5 dégâts. </text:p>
      <text:p text:style-name="P2"><text:span text:style-name="T3">L'armure</text:span> du défenseur à deux caractéristiques : Protection et Blindage.</text:p>
      <text:p text:style-name="P2"><text:soft-page-break/>Le Défenseur fait un test d'armure (1D100) dont la réussite dépend de sa Protection. S'il réussi l'armure, il réduit les dégâts d'une valeur égale son blindage. </text:p>
      <text:p text:style-name="P2"/>
      <text:p text:style-name="P2">Si il lui reste des ripostes, le défenseur riposte ensuite. </text:p>
      <text:p text:style-name="P2"/>
      <text:p text:style-name="P2">Un attaquant prend pour cible un ennemi à portée. On défini alors si l'ennemi peut être pris pour cible (présence d'un décors ou autre Entité bloquante). </text:p>
      <text:p text:style-name="P2">Un attaquant peut attaquer sa propre case, notamment dans le cas où s'y trouve un autre ennemi (l'attaque ou le défenseur étant alors des Petits). </text:p>
      <text:p text:style-name="P2"/>
      <text:p text:style-name="P2">Un attaquant ne peut pas attaquer dans le vide (cible une case où il n'y a pas d'ennemi).</text:p>
      <text:p text:style-name="P2"/>
      <text:p text:style-name="P3"><text:tab/>Système de Némésis : </text:p>
      <text:p text:style-name="P2"/>
      <text:p text:style-name="P2">Chaque Personnage est définis par une nature, cette nature se traduit par une efficacité supplémentaire contre certains ennemis. </text:p>
      <text:p text:style-name="P2">Lorsqu'un attaquant attaque un défenseur, on compare leur deux natures, si le défenseur et le <text:span text:style-name="T3">Némésis</text:span> de l'attaquant, alors l'attaquant fera des <text:span text:style-name="T3">dégâts augmenté de</text:span> <text:span text:style-name="T3">5</text:span>. </text:p>
      <text:p text:style-name="P2">De plus, tuer le Némésis confère plus d'expérience.</text:p>
      <text:p text:style-name="P2"/>
      <text:p text:style-name="P3"><text:tab/>Système d'expérience : </text:p>
      <text:p text:style-name="P2"/>
      <text:p text:style-name="P2">Le jeux comprend un système d'expérience, qui consiste à faire évolue les monstres selon leur avancée au combat. </text:p>
      <text:p text:style-name="P2"/>
      <text:p text:style-name="P2">Cela se représentera par une <text:span text:style-name="T3">barre d'expérience </text:span>qui augmentera selon certaines actions : </text:p>
      <text:p text:style-name="P2"><text:tab/>Explorer du territoire : +1 tout les 10 cases découvertes</text:p>
      <text:p text:style-name="P2"><text:tab/><text:span text:style-name="T17">Attaquer/riposter : +5</text:span></text:p>
      <text:p text:style-name="P2"><text:tab/>Infliger des dégâts : +1 par dégât infligé</text:p>
      <text:p text:style-name="P2"><text:tab/>Tuer un ennemi : +50 </text:p>
      <text:p text:style-name="P2"><text:tab/>L'ennemi tué est le Némésis : +50</text:p>
      <text:p text:style-name="P2"><text:tab/>Réduire des dégâts : <text:s/>+1 par dégât réduit</text:p>
      <text:p text:style-name="P2"><text:tab/>Se soigner  : +1 par PV rendu</text:p>
      <text:p text:style-name="P2"/>
      <text:p text:style-name="P2">Tout les <text:span text:style-name="T3">100 d'expérience</text:span> obtenu, le personnage gagne un niveau. </text:p>
      <text:p text:style-name="P2"/>
      <text:p text:style-name="P2">Obtenir un niveau apporte les bonus suivants : </text:p>
      <text:p text:style-name="P2"><text:tab/>PV = +5 </text:p>
      <text:p text:style-name="P2"><text:tab/>ATK = +1 </text:p>
      <text:p text:style-name="P2"><text:tab/>Blindage(Armure) = +1 </text:p>
      <text:p text:style-name="P2"/>
      <text:p text:style-name="P3"><text:tab/>Coffre : </text:p>
      <text:p text:style-name="P2"/>
      <text:p text:style-name="P2">Il est possible de trouver des coffres dans le jeux. Marcher sur un coffre permet de le récupérer, ce qui le fait disparaître et confère au monstre un bonus aléatoire (ou non), parmi les suivants : </text:p>
      <text:p text:style-name="P2"><text:tab/>+50 d'EXP </text:p>
      <text:p text:style-name="P2"><text:tab/>+2 ATK</text:p>
      <text:p text:style-name="P2"><text:tab/>+1 Vitesse</text:p>
      <text:p text:style-name="P2"><text:tab/>+10 PV</text:p>
      <text:p text:style-name="P2"><text:tab/>+1 Vision</text:p>
      <text:p text:style-name="P2"><text:tab/>+1 Portée</text:p>
      <text:p text:style-name="P2"><text:tab/>+5|1 Armure</text:p>
      <text:p text:style-name="P2"><text:soft-page-break/></text:p>
      <text:p text:style-name="P9">Terrain de jeux </text:p>
      <text:p text:style-name="P4"/>
      <text:p text:style-name="P4"/>
      <text:p text:style-name="P2"/>
      <text:p text:style-name="P2">Pour l'instant, le terrain est une carte en carreau d'une taille à définir, mais suffisamment grande pour avoir une variété de décors et une notion d'exploration et de recherche de l'ennemi. </text:p>
      <text:p text:style-name="P2"/>
      <text:p text:style-name="P3"><text:tab/>Fonctionnement d'une case </text:p>
      <text:p text:style-name="P2"/>
      <text:p text:style-name="P2">Une case est une classe à part entière qui contient des informations : </text:p>
      <text:p text:style-name="P2"/>
      <text:p text:style-name="P2"><text:span text:style-name="T3"><text:tab/>Terrain</text:span>: la nature du décors de cette case. Les cases par défaut n'ont pas de terrain (ou alors on définit un terrain de type plaine). </text:p>
      <text:p text:style-name="P2">Les terrains ont des effets sur les personnages qui se trouve dessus. Généralement, les terrains bloquent l'accès/le champ de vision/les attaques (exemple : eau, montagne, lave)</text:p>
      <text:p text:style-name="P2"/>
      <text:p text:style-name="P2"><text:tab/><text:span text:style-name="T3">Entité 1,2 et 3 </text:span>: une Case peut avoir jusqu'à trois « Entité » sur elle. L'entité peut être un décors particulier (arbre, cadavre, rocher), ou un Personnage. </text:p>
      <text:p text:style-name="P2">Les personnages et autre décors ont une taille : la taille influe sur leur capacité à se superposer sur une seule case. </text:p>
      <text:p text:style-name="P2">En pratique, il n'y a qu'une seule entité par case, mais il peut arriver que des monstres Petits puissent passer sous les jambes des autres monstres, ou qu'un petit décors empêche seulement le passage des grandes unités. </text:p>
      <text:p text:style-name="P2"/>
      <text:p text:style-name="P11"><text:tab/>Génération de la carte </text:p>
      <text:p text:style-name="P2"/>
      <text:p text:style-name="P2">Pour le moment, il reste à définir si les cartes seront générée aléatoirement (de même que le positionnement des personnages). </text:p>
      <text:p text:style-name="P2"/>
      <text:p text:style-name="P2">On pourrait éventuellement prévoir des cartes prédéfinis, créant des espèces de scénario (dans le menu, on aura alors la possibilité de choisir la carte sur laquelle on veux jouer). </text:p>
      <text:p text:style-name="P2"/>
      <text:p text:style-name="P9">Personnage</text:p>
      <text:p text:style-name="P9"/>
      <text:p text:style-name="P2"/>
      <text:p text:style-name="P3"><text:tab/>Caractéristique de base : </text:p>
      <text:p text:style-name="P2"/>
      <text:p text:style-name="P2"><text:tab/><text:span text:style-name="T3">PV </text:span>: distingués en PV_actuel et PV_max. Une figurine meure lorsque ses PV_actuels tombent à 0. Elle disparaît alors du jeux. </text:p>
      <text:p text:style-name="P2">La valeur moyenne de PV est 50. </text:p>
      <text:p text:style-name="P2">les PV_actuels d'une unité ne peuvent pas dépasser ses PV_max.</text:p>
      <text:p text:style-name="P2"/>
      <text:p text:style-name="P2"><text:tab/><text:span text:style-name="T3">Armure </text:span>: L'armure possède un blindage et une Protection (représentée avec la syntaxe suivante : Blindage/Protection.</text:p>
      <text:p text:style-name="P2"><text:tab/><text:tab/>La Protection est un pourcentage de chance de réussir le test d'armure.</text:p>
      <text:p text:style-name="P2"><text:tab/><text:tab/>Le Blindage correspond aux dégâts réduits de l'attaque si l'armure réussi. </text:p>
      <text:p text:style-name="P2">Lorsqu'un Monstre subie une attaque, il fait un test d'armure. Il jette 1D100, si le résultat est inférieur à la protection, il réduit les dégâts de l'attaque d'un montant égal à son blindage. </text:p>
      <text:p text:style-name="P2"/>
      <text:p text:style-name="P2"><text:tab/><text:span text:style-name="T3">Attaque</text:span>: Lorsqu'un personnage fait une attaque ou une riposte, il inflige à son ennemis des dégâts correspondant à 1D6 + sa valeur d'attaque.</text:p>
      <text:p text:style-name="P2"><text:soft-page-break/>La valeur moyenne d'attaque est 10. </text:p>
      <text:p text:style-name="P2"/>
      <text:p text:style-name="P2"><text:tab/><text:span text:style-name="T3">Portée </text:span>: Un personnage peut porter des attaques à une distance équivalente à sa Portée. </text:p>
      <text:p text:style-name="P2">Pour chaque case de distance après la première, les dégâts de son attaque sont réduit de 1 (<text:span text:style-name="T6">un ennemi qui tire à 6 cases de portée réduit de 5 les dégâts qu'il inflige</text:span>), pour représenter le fait que l'attaque perd en puissance à mesure que le projectile retombe. <text:s/></text:p>
      <text:p text:style-name="P2"/>
      <text:p text:style-name="P2"><text:tab/><text:span text:style-name="T3">Vitesse </text:span>: Lorsqu'un personnage se déplace, il peut se déplacer d'un nombre de case équivalent à sa Vitesse. Il peut choisir de se déplacer tant qu'il lui reste du déplacement (<text:span text:style-name="T7">il peut donc se déplacer, attaquer, puis terminer son déplacement</text:span>). </text:p>
      <text:p text:style-name="P2"/>
      <text:p text:style-name="P2"><text:tab/><text:span text:style-name="T3">Initiative </text:span>: Dans une partie, le monstre qui joue en premier est celui dont l'initiative est la plus élevée. Une fois que son tours est finit, le jeu passe au monstre suivant ayant l'initiative la plus haute. </text:p>
      <text:p text:style-name="P2">Lorsque deux monstres ont la même initiative, le monstre du Donjon joue en premier. </text:p>
      <text:p text:style-name="P2">L'initiative va de 1 à 10. Chaque monstre possède sa propre initiative.</text:p>
      <text:p text:style-name="P2">Puisque l'initiative est propre à chaque monstre, elle pourra servir d'Identifiant pour le monstre. </text:p>
      <text:p text:style-name="P2"/>
      <text:p text:style-name="P2"><text:tab/><text:span text:style-name="T3">Taille </text:span>: les monstres ont une taille parmi 3 différentes (petit = 1 ; moyen = 2 ; grand = 3). </text:p>
      <text:p text:style-name="P2">Les cases du jeu peuvent accueillir 3 « éléments », la taille joue donc sur la capacité des unités à se superposer, et donc, à passer au travers les unes des autres. </text:p>
      <text:p text:style-name="P2">Basiquement, il faut retenir qu'une unité de Taille 3 ne peut pas être traversée. </text:p>
      <text:p text:style-name="P2"/>
      <text:p text:style-name="P2"><text:tab/><text:span text:style-name="T3">Vision </text:span>: Un monstre découvre le terrain autours de lui, permettant de voir les détails du décors. La distance de cette zone est égale à la Vision du monstre. Le champ de vision du monstre se met à jour à chaque déplacement du personnage. <text:tab/><text:tab/><text:tab/></text:p>
      <text:p text:style-name="P2"/>
      <text:p text:style-name="P2"/>
      <text:p text:style-name="P1"><text:tab/>Les Monstres : </text:p>
      <text:p text:style-name="P2"/>
      <text:p text:style-name="P2">Dans le jeux, il est possible de jouer deux camps différents : le Donjon, et l'Enfer. Chacun des camps possède la même équipe de monstre, chacun d'entre eux ayant en fait une apparence différente selon son camps, mais des stats identiques autrement. </text:p>
      <text:p text:style-name="P2"/>
      <text:p text:style-name="P10">Eclaireur</text:p>
      <text:p text:style-name="P8"><text:span text:style-name="T9">Œil du diable </text:span>| <text:span text:style-name="T8">Wirm</text:span> <text:s text:c="12"/></text:p>
      <text:p text:style-name="P2"/>
      <text:p text:style-name="P7">Une unité qui n'est pas faite pour le combat direct. En fait, c'est l'une des plus faibles des créature de l'armée. Mais sa vitesse, son excellente perception et sa capacité à traverser n'importe quel terrain en fait le parfait éclaireur. L'avant-garde peut également tenter d'affaiblir l'ennemi en lui tirant des éclairs et en générant des décharges d'électricité autours de lui. </text:p>
      <text:p text:style-name="P2"/>
      <table:table table:name="Tableau2" table:style-name="Tableau2">
        <table:table-column table:style-name="Tableau2.A" table:number-columns-repeated="3"/>
        <table:table-column table:style-name="Tableau2.D"/>
        <table:table-row table:style-name="TableLine94484966778896">
          <table:table-cell table:style-name="Tableau2.A1" office:value-type="string">
            <text:p text:style-name="P16">PV</text:p>
          </table:table-cell>
          <table:table-cell table:style-name="Tableau2.A1" office:value-type="string">
            <text:p text:style-name="P16">ATK</text:p>
          </table:table-cell>
          <table:table-cell table:style-name="Tableau2.A1" office:value-type="string">
            <text:p text:style-name="P16">Armure</text:p>
          </table:table-cell>
          <table:table-cell table:style-name="Tableau2.D1" office:value-type="string">
            <text:p text:style-name="P16">Taille</text:p>
          </table:table-cell>
        </table:table-row>
        <table:table-row table:style-name="TableLine94484966867232">
          <table:table-cell table:style-name="Tableau2.A2" office:value-type="float" office:value="60">
            <text:p text:style-name="P16"><text:span text:style-name="T20">6</text:span>0</text:p>
          </table:table-cell>
          <table:table-cell table:style-name="Tableau2.B2" office:value-type="float" office:value="8">
            <text:p text:style-name="P16">8</text:p>
          </table:table-cell>
          <table:table-cell table:style-name="Tableau2.C2" office:value-type="string">
            <text:p text:style-name="P16">40|3</text:p>
          </table:table-cell>
          <table:table-cell table:style-name="Tableau2.D2" office:value-type="float" office:value="1">
            <text:p text:style-name="P16">1</text:p>
          </table:table-cell>
        </table:table-row>
        <table:table-row table:style-name="TableLine94484966869968">
          <table:table-cell table:style-name="Tableau2.A3" office:value-type="string">
            <text:p text:style-name="P16">Initiative</text:p>
          </table:table-cell>
          <table:table-cell table:style-name="Tableau2.A3" office:value-type="string">
            <text:p text:style-name="P16">Portée</text:p>
          </table:table-cell>
          <table:table-cell table:style-name="Tableau2.A3" office:value-type="string">
            <text:p text:style-name="P16">Vision</text:p>
          </table:table-cell>
          <table:table-cell table:style-name="Tableau2.D3" office:value-type="string">
            <text:p text:style-name="P16">Vitesse</text:p>
          </table:table-cell>
        </table:table-row>
        <table:table-row table:style-name="TableLine94484966871840">
          <table:table-cell table:style-name="Tableau2.A4" office:value-type="float" office:value="10">
            <text:p text:style-name="P16">10</text:p>
          </table:table-cell>
          <table:table-cell table:style-name="Tableau2.B4" office:value-type="float" office:value="3">
            <text:p text:style-name="P18">3</text:p>
          </table:table-cell>
          <table:table-cell table:style-name="Tableau2.C4" office:value-type="float" office:value="6">
            <text:p text:style-name="P16">6</text:p>
          </table:table-cell>
          <table:table-cell table:style-name="Tableau2.D4" office:value-type="float" office:value="6">
            <text:p text:style-name="P16">6</text:p>
          </table:table-cell>
        </table:table-row>
      </table:table>
      <text:p text:style-name="P2"><text:span text:style-name="T3">Maître des chemins</text:span> : l'Avant-garde peut traverser n'importe quel élément de décors. </text:p>
      <text:p text:style-name="P2"/>
      <text:p text:style-name="P2"><text:span text:style-name="T3">Foudroiement </text:span>: <text:span text:style-name="T19">Les ripostes de ce personnage </text:span><text:span text:style-name="T21">ainsi que sa première attaque, </text:span><text:span text:style-name="T19">font </text:span><text:span text:style-name="T21">5 </text:span><text:span text:style-name="T19">dégâts supplémentaires</text:span>. </text:p>
      <text:p text:style-name="P2"/>
      <text:p text:style-name="P2"><text:soft-page-break/><text:span text:style-name="T3">Némésis </text:span>: Enchanteur </text:p>
      <text:p text:style-name="P2"/>
      <text:p text:style-name="P8">Chasseur</text:p>
      <text:p text:style-name="P8"><text:span text:style-name="T9">Chien des enfers</text:span> | <text:span text:style-name="T8">Predator</text:span> <text:s text:c="12"/></text:p>
      <text:p text:style-name="P2"/>
      <text:p text:style-name="P7">Véloce et Féroce, il n'existe pas de monstre plus agressif que le Chasseur. Ce dernier n'est pas particulièrement malin, et n'est pas très robuste, mais ses pattes musclées et sa puissante mâchoire lui donne ses deux atouts principaux : une vitesse supérieure à celle de tout les autres monstres, et une puissante attaque lui permettant de déchiqueter ses ennemis. Il est particulièrement efficace pour attaquer l'arrière-garde ennemi, surprenant les unités à distance. </text:p>
      <text:p text:style-name="P2"/>
      <table:table table:name="Tableau3" table:style-name="Tableau3">
        <table:table-column table:style-name="Tableau3.A" table:number-columns-repeated="3"/>
        <table:table-column table:style-name="Tableau3.D"/>
        <table:table-row table:style-name="TableLine94484966885264">
          <table:table-cell table:style-name="Tableau3.A1" office:value-type="string">
            <text:p text:style-name="P16">PV</text:p>
          </table:table-cell>
          <table:table-cell table:style-name="Tableau3.A1" office:value-type="string">
            <text:p text:style-name="P16">ATK</text:p>
          </table:table-cell>
          <table:table-cell table:style-name="Tableau3.A1" office:value-type="string">
            <text:p text:style-name="P16">Armure</text:p>
          </table:table-cell>
          <table:table-cell table:style-name="Tableau3.D1" office:value-type="string">
            <text:p text:style-name="P16">Taille</text:p>
          </table:table-cell>
        </table:table-row>
        <table:table-row table:style-name="TableLine94484966898240">
          <table:table-cell table:style-name="Tableau3.A2" office:value-type="float" office:value="70">
            <text:p text:style-name="P21">70</text:p>
          </table:table-cell>
          <table:table-cell table:style-name="Tableau3.B2" office:value-type="float" office:value="15">
            <text:p text:style-name="P16">15</text:p>
          </table:table-cell>
          <table:table-cell table:style-name="Tableau3.C2" office:value-type="string">
            <text:p text:style-name="P16">40|4</text:p>
          </table:table-cell>
          <table:table-cell table:style-name="Tableau3.D2" office:value-type="float" office:value="2">
            <text:p text:style-name="P16">2</text:p>
          </table:table-cell>
        </table:table-row>
        <table:table-row table:style-name="TableLine94484966900368">
          <table:table-cell table:style-name="Tableau3.A3" office:value-type="string">
            <text:p text:style-name="P16">Initiative</text:p>
          </table:table-cell>
          <table:table-cell table:style-name="Tableau3.A3" office:value-type="string">
            <text:p text:style-name="P16">Portée</text:p>
          </table:table-cell>
          <table:table-cell table:style-name="Tableau3.A3" office:value-type="string">
            <text:p text:style-name="P16">Vision</text:p>
          </table:table-cell>
          <table:table-cell table:style-name="Tableau3.D3" office:value-type="string">
            <text:p text:style-name="P16">Vitesse</text:p>
          </table:table-cell>
        </table:table-row>
        <table:table-row table:style-name="TableLine94484966901984">
          <table:table-cell table:style-name="Tableau3.A4" office:value-type="float" office:value="9">
            <text:p text:style-name="P16">9</text:p>
          </table:table-cell>
          <table:table-cell table:style-name="Tableau3.B4" office:value-type="float" office:value="1">
            <text:p text:style-name="P16">1</text:p>
          </table:table-cell>
          <table:table-cell table:style-name="Tableau3.C4" office:value-type="float" office:value="4">
            <text:p text:style-name="P16">4</text:p>
          </table:table-cell>
          <table:table-cell table:style-name="Tableau3.D4" office:value-type="float" office:value="7">
            <text:p text:style-name="P16">7</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Artilleur </text:p>
      <text:p text:style-name="P2"/>
      <text:p text:style-name="P8">Gardien</text:p>
      <text:p text:style-name="P8"><text:span text:style-name="T9">Abomination</text:span> | <text:span text:style-name="T8">Golem de fer</text:span></text:p>
      <text:p text:style-name="P2"/>
      <text:p text:style-name="P2"><text:span text:style-name="T5">Dressé comme une muraille contre les assauts ennemis, le Gardien est un monstre basé entièrement sur la défensive. Cette créature énorme est couverte d'une énorme armure qui le rend résistant à la plupart des attaques. Il combine cela avec une capacité de régénération en faisant tout simplement le monstre le plus costaud de l'armée. Il compense néanmoins avec une vitesse et une vision déplorable qui font qu'il peut aisément être pris de court s'il n'est pas déployé avec minutie. Son rôle principal est de bloquer le passage de l'ennemi et de prendre les attaques sur lui.</text:span> </text:p>
      <text:p text:style-name="P2"/>
      <table:table table:name="Tableau4" table:style-name="Tableau4">
        <table:table-column table:style-name="Tableau4.A" table:number-columns-repeated="3"/>
        <table:table-column table:style-name="Tableau4.D"/>
        <table:table-row table:style-name="TableLine94484966905344">
          <table:table-cell table:style-name="Tableau4.A1" office:value-type="string">
            <text:p text:style-name="P16">PV</text:p>
          </table:table-cell>
          <table:table-cell table:style-name="Tableau4.A1" office:value-type="string">
            <text:p text:style-name="P16">ATK</text:p>
          </table:table-cell>
          <table:table-cell table:style-name="Tableau4.A1" office:value-type="string">
            <text:p text:style-name="P16">Armure</text:p>
          </table:table-cell>
          <table:table-cell table:style-name="Tableau4.D1" office:value-type="string">
            <text:p text:style-name="P16">Taille</text:p>
          </table:table-cell>
        </table:table-row>
        <table:table-row table:style-name="TableLine94484966926640">
          <table:table-cell table:style-name="Tableau4.A2" office:value-type="float" office:value="95">
            <text:p text:style-name="P16"><text:span text:style-name="T20">9</text:span>5</text:p>
          </table:table-cell>
          <table:table-cell table:style-name="Tableau4.B2" office:value-type="float" office:value="10">
            <text:p text:style-name="P16">10</text:p>
          </table:table-cell>
          <table:table-cell table:style-name="Tableau4.C2" office:value-type="string">
            <text:p text:style-name="P16">80|8</text:p>
          </table:table-cell>
          <table:table-cell table:style-name="Tableau4.D2" office:value-type="float" office:value="3">
            <text:p text:style-name="P16">3</text:p>
          </table:table-cell>
        </table:table-row>
        <table:table-row table:style-name="TableLine94484966928896">
          <table:table-cell table:style-name="Tableau4.A3" office:value-type="string">
            <text:p text:style-name="P16">Initiative</text:p>
          </table:table-cell>
          <table:table-cell table:style-name="Tableau4.A3" office:value-type="string">
            <text:p text:style-name="P16">Portée</text:p>
          </table:table-cell>
          <table:table-cell table:style-name="Tableau4.A3" office:value-type="string">
            <text:p text:style-name="P16">Vision</text:p>
          </table:table-cell>
          <table:table-cell table:style-name="Tableau4.D3" office:value-type="string">
            <text:p text:style-name="P16">Vitesse</text:p>
          </table:table-cell>
        </table:table-row>
        <table:table-row table:style-name="TableLine94484966930768">
          <table:table-cell table:style-name="Tableau4.A4" office:value-type="float" office:value="1">
            <text:p text:style-name="P16">1</text:p>
          </table:table-cell>
          <table:table-cell table:style-name="Tableau4.B4" office:value-type="float" office:value="1">
            <text:p text:style-name="P16">1</text:p>
          </table:table-cell>
          <table:table-cell table:style-name="Tableau4.C4" office:value-type="float" office:value="2">
            <text:p text:style-name="P16">2</text:p>
          </table:table-cell>
          <table:table-cell table:style-name="Tableau4.D4" office:value-type="float" office:value="3">
            <text:p text:style-name="P16">3</text:p>
          </table:table-cell>
        </table:table-row>
      </table:table>
      <text:p text:style-name="P2"/>
      <text:p text:style-name="P2"><text:span text:style-name="T3">Régénération </text:span>: <text:span text:style-name="T23">à la fin de son tour, l’unité se </text:span>soigne de 1D6 PV. </text:p>
      <text:p text:style-name="P2"/>
      <text:p text:style-name="P2"><text:span text:style-name="T3">Réplique </text:span>: L'unité possède un maximum de 3 ripostes au lieu d'une seule. </text:p>
      <text:p text:style-name="P2"/>
      <text:p text:style-name="P2"><text:span text:style-name="T3">Némésis </text:span>: <text:span text:style-name="T13">Dance-lame</text:span></text:p>
      <text:p text:style-name="P2"/>
      <text:p text:style-name="P8">Artilleur</text:p>
      <text:p text:style-name="P8"><text:s text:c="8"/><text:span text:style-name="T9"><text:s text:c="2"/>Succube</text:span> | <text:span text:style-name="T8">Homme-lézard</text:span></text:p>
      <text:p text:style-name="P2"/>
      <text:p text:style-name="P7"><text:soft-page-break/>Fier combattant à distance, les Artilleurs sont les soutien à distance ultime de leur armée. Ils se distinguent par un atout principal : leur puissante arme à distance qui leur donne leur rôle au combat, ce dernier étant de pilonner les ennemis. Ils restent derrière leurs alliés et profite de leur énorme portée d'attaque pour attaquer les ennemis les plus faibles. </text:p>
      <text:p text:style-name="P2"/>
      <table:table table:name="Tableau5" table:style-name="Tableau5">
        <table:table-column table:style-name="Tableau5.A" table:number-columns-repeated="3"/>
        <table:table-column table:style-name="Tableau5.D"/>
        <table:table-row table:style-name="TableLine94484966939536">
          <table:table-cell table:style-name="Tableau5.A1" office:value-type="string">
            <text:p text:style-name="P16">PV</text:p>
          </table:table-cell>
          <table:table-cell table:style-name="Tableau5.A1" office:value-type="string">
            <text:p text:style-name="P16">ATK</text:p>
          </table:table-cell>
          <table:table-cell table:style-name="Tableau5.A1" office:value-type="string">
            <text:p text:style-name="P16">Armure</text:p>
          </table:table-cell>
          <table:table-cell table:style-name="Tableau5.D1" office:value-type="string">
            <text:p text:style-name="P16">Taille</text:p>
          </table:table-cell>
        </table:table-row>
        <table:table-row table:style-name="TableLine94484966953872">
          <table:table-cell table:style-name="Tableau5.A2" office:value-type="float" office:value="75">
            <text:p text:style-name="P21">75</text:p>
          </table:table-cell>
          <table:table-cell table:style-name="Tableau5.B2" office:value-type="float" office:value="8">
            <text:p text:style-name="P16">8</text:p>
          </table:table-cell>
          <table:table-cell table:style-name="Tableau5.C2" office:value-type="string">
            <text:p text:style-name="P16">40|4</text:p>
          </table:table-cell>
          <table:table-cell table:style-name="Tableau5.D2" office:value-type="float" office:value="2">
            <text:p text:style-name="P16">2</text:p>
          </table:table-cell>
        </table:table-row>
        <table:table-row table:style-name="TableLine94484966956128">
          <table:table-cell table:style-name="Tableau5.A3" office:value-type="string">
            <text:p text:style-name="P16">Initiative</text:p>
          </table:table-cell>
          <table:table-cell table:style-name="Tableau5.A3" office:value-type="string">
            <text:p text:style-name="P16">Portée</text:p>
          </table:table-cell>
          <table:table-cell table:style-name="Tableau5.A3" office:value-type="string">
            <text:p text:style-name="P16">Vision</text:p>
          </table:table-cell>
          <table:table-cell table:style-name="Tableau5.D3" office:value-type="string">
            <text:p text:style-name="P16">Vitesse</text:p>
          </table:table-cell>
        </table:table-row>
        <table:table-row table:style-name="TableLine94484966958000">
          <table:table-cell table:style-name="Tableau5.A4" office:value-type="float" office:value="7">
            <text:p text:style-name="P16">7</text:p>
          </table:table-cell>
          <table:table-cell table:style-name="Tableau5.B4" office:value-type="float" office:value="6">
            <text:p text:style-name="P16">6</text:p>
          </table:table-cell>
          <table:table-cell table:style-name="Tableau5.C4" office:value-type="float" office:value="4">
            <text:p text:style-name="P16">4</text:p>
          </table:table-cell>
          <table:table-cell table:style-name="Tableau5.D4" office:value-type="float" office:value="4">
            <text:p text:style-name="P16">4</text:p>
          </table:table-cell>
        </table:table-row>
      </table:table>
      <text:p text:style-name="P2"/>
      <text:p text:style-name="P2"><text:span text:style-name="T3">Précision</text:span> : Lorsque l'unité attaque, elle gagne de l'EXP bonus <text:span text:style-name="T16">selon la taille de la cible (2 par taille)</text:span>. De plus, elle gagne 1 en portée en augmentant de niveau.</text:p>
      <text:p text:style-name="P2"><text:span text:style-name="T5">(exemple, si elle tire à une cible située à 3 de distance, elle gagne +3 exp</text:span>)</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text:span text:style-name="T16">Eclaireur</text:span></text:p>
      <text:p text:style-name="P2"/>
      <text:p text:style-name="P8">Destructeur</text:p>
      <text:p text:style-name="P8"><text:span text:style-name="T9">Prince démon</text:span> | <text:span text:style-name="T8">Minotaure</text:span> <text:s text:c="4"/></text:p>
      <text:p text:style-name="P2"/>
      <text:p text:style-name="P7">Connus pour son agressivité et sa brutalité, le Destructeur est les plus forts des monstres de l'armée. ses bras puissants et musculeux portent des énormes armes qu'il utilise pour exterminer tout les malheureux qui passent à sa portée. Il n'est pas vulnérable pour autant, car il est plutôt résistant et est donc tout à fait adapter à un combat de mêlée brutal. Il est le monstre du jeux aux attaques les plus puissants, notamment parce que ses coups brutaux ignorent l'armure. <text:s/></text:p>
      <text:p text:style-name="P2"/>
      <table:table table:name="Tableau6" table:style-name="Tableau6">
        <table:table-column table:style-name="Tableau6.A" table:number-columns-repeated="3"/>
        <table:table-column table:style-name="Tableau6.D"/>
        <table:table-row table:style-name="TableLine94484966963104">
          <table:table-cell table:style-name="Tableau6.A1" office:value-type="string">
            <text:p text:style-name="P16">PV</text:p>
          </table:table-cell>
          <table:table-cell table:style-name="Tableau6.A1" office:value-type="string">
            <text:p text:style-name="P16">ATK</text:p>
          </table:table-cell>
          <table:table-cell table:style-name="Tableau6.A1" office:value-type="string">
            <text:p text:style-name="P16">Armure</text:p>
          </table:table-cell>
          <table:table-cell table:style-name="Tableau6.D1" office:value-type="string">
            <text:p text:style-name="P16">Taille</text:p>
          </table:table-cell>
        </table:table-row>
        <table:table-row table:style-name="TableLine94484966982576">
          <table:table-cell table:style-name="Tableau6.A2" office:value-type="float" office:value="75">
            <text:p text:style-name="P21">75</text:p>
          </table:table-cell>
          <table:table-cell table:style-name="Tableau6.B2" office:value-type="float" office:value="15">
            <text:p text:style-name="P16">15</text:p>
          </table:table-cell>
          <table:table-cell table:style-name="Tableau6.C2" office:value-type="string">
            <text:p text:style-name="P16">60|<text:span text:style-name="T12">4</text:span></text:p>
          </table:table-cell>
          <table:table-cell table:style-name="Tableau6.D2" office:value-type="float" office:value="2">
            <text:p text:style-name="P16">2</text:p>
          </table:table-cell>
        </table:table-row>
        <table:table-row table:style-name="TableLine94484966984960">
          <table:table-cell table:style-name="Tableau6.A3" office:value-type="string">
            <text:p text:style-name="P16">Initiative</text:p>
          </table:table-cell>
          <table:table-cell table:style-name="Tableau6.A3" office:value-type="string">
            <text:p text:style-name="P16">Portée</text:p>
          </table:table-cell>
          <table:table-cell table:style-name="Tableau6.A3" office:value-type="string">
            <text:p text:style-name="P16">Vision</text:p>
          </table:table-cell>
          <table:table-cell table:style-name="Tableau6.D3" office:value-type="string">
            <text:p text:style-name="P16">Vitesse</text:p>
          </table:table-cell>
        </table:table-row>
        <table:table-row table:style-name="TableLine94484966986832">
          <table:table-cell table:style-name="Tableau6.A4" office:value-type="float" office:value="4">
            <text:p text:style-name="P16">4</text:p>
          </table:table-cell>
          <table:table-cell table:style-name="Tableau6.B4" office:value-type="float" office:value="1">
            <text:p text:style-name="P16">1</text:p>
          </table:table-cell>
          <table:table-cell table:style-name="Tableau6.C4" office:value-type="float" office:value="3">
            <text:p text:style-name="P16">3</text:p>
          </table:table-cell>
          <table:table-cell table:style-name="Tableau6.D4" office:value-type="float" office:value="4">
            <text:p text:style-name="P16">4</text:p>
          </table:table-cell>
        </table:table-row>
      </table:table>
      <text:p text:style-name="P2"/>
      <text:p text:style-name="P2"><text:span text:style-name="T3">Perce-armure</text:span> : Les attaques de ce monstre ignorent l'armure de l'ennemi. </text:p>
      <text:p text:style-name="P2"/>
      <text:p text:style-name="P2"><text:span text:style-name="T3">Rage </text:span>: A chaque attaque que subie ce monstre, il augmente de 1 son ATK (cumulable). </text:p>
      <text:p text:style-name="P2"/>
      <text:p text:style-name="P2"><text:span text:style-name="T3">Némésis </text:span>: Gardien</text:p>
      <text:p text:style-name="P2"/>
      <text:p text:style-name="P8">Enchanteur</text:p>
      <text:p text:style-name="P8"><text:tab/><text:span text:style-name="T9">Diablotin</text:span> | <text:span text:style-name="T8">Mage Grenouille</text:span></text:p>
      <text:p text:style-name="P2"/>
      <text:p text:style-name="P7">Instruit aux arts occultes de la magie, les Enchanteurs sont là pour aider leurs alliés dans le besoin. Ils ne sont individuellement pas d'excellents guerriers, étant petit et fragiles, et n'étant pas reconnus pour leur dégâts. En revanche, ce sont leurs pouvoirs qui font leur renommé, car les actions des Enchanteurs confère à leurs alliés des bonus indispensable en bataille. </text:p>
      <text:p text:style-name="P2"/>
      <table:table table:name="Tableau7" table:style-name="Tableau7">
        <table:table-column table:style-name="Tableau7.A" table:number-columns-repeated="3"/>
        <table:table-column table:style-name="Tableau7.D"/>
        <table:table-row table:style-name="TableLine94484966995520">
          <table:table-cell table:style-name="Tableau7.A1" office:value-type="string">
            <text:p text:style-name="P16">PV</text:p>
          </table:table-cell>
          <table:table-cell table:style-name="Tableau7.A1" office:value-type="string">
            <text:p text:style-name="P16">ATK</text:p>
          </table:table-cell>
          <table:table-cell table:style-name="Tableau7.A1" office:value-type="string">
            <text:p text:style-name="P16">Armure</text:p>
          </table:table-cell>
          <table:table-cell table:style-name="Tableau7.D1" office:value-type="string">
            <text:p text:style-name="P16">Taille</text:p>
          </table:table-cell>
        </table:table-row>
        <text:soft-page-break/>
        <table:table-row table:style-name="TableLine94484967009888">
          <table:table-cell table:style-name="Tableau7.A2" office:value-type="float" office:value="70">
            <text:p text:style-name="P21">70</text:p>
          </table:table-cell>
          <table:table-cell table:style-name="Tableau7.B2" office:value-type="float" office:value="8">
            <text:p text:style-name="P16">8</text:p>
          </table:table-cell>
          <table:table-cell table:style-name="Tableau7.C2" office:value-type="string">
            <text:p text:style-name="P16">40|3</text:p>
          </table:table-cell>
          <table:table-cell table:style-name="Tableau7.D2" office:value-type="float" office:value="1">
            <text:p text:style-name="P16">1</text:p>
          </table:table-cell>
        </table:table-row>
        <table:table-row table:style-name="TableLine94484967012272">
          <table:table-cell table:style-name="Tableau7.A3" office:value-type="string">
            <text:p text:style-name="P16">Initiative</text:p>
          </table:table-cell>
          <table:table-cell table:style-name="Tableau7.A3" office:value-type="string">
            <text:p text:style-name="P16">Portée</text:p>
          </table:table-cell>
          <table:table-cell table:style-name="Tableau7.A3" office:value-type="string">
            <text:p text:style-name="P16">Vision</text:p>
          </table:table-cell>
          <table:table-cell table:style-name="Tableau7.D3" office:value-type="string">
            <text:p text:style-name="P16">Vitesse</text:p>
          </table:table-cell>
        </table:table-row>
        <table:table-row table:style-name="TableLine94484967014144">
          <table:table-cell table:style-name="Tableau7.A4" office:value-type="float" office:value="5">
            <text:p text:style-name="P16">5</text:p>
          </table:table-cell>
          <table:table-cell table:style-name="Tableau7.B4" office:value-type="float" office:value="4">
            <text:p text:style-name="P20">4</text:p>
          </table:table-cell>
          <table:table-cell table:style-name="Tableau7.C4" office:value-type="float" office:value="4">
            <text:p text:style-name="P16">4</text:p>
          </table:table-cell>
          <table:table-cell table:style-name="Tableau7.D4" office:value-type="float" office:value="4">
            <text:p text:style-name="P16">4</text:p>
          </table:table-cell>
        </table:table-row>
      </table:table>
      <text:p text:style-name="P2"/>
      <text:p text:style-name="P2"><text:span text:style-name="T3">Vigueur</text:span> : Lorsque ce monstre attaque un ennemi, il soigne un allié proche de 5 PV. </text:p>
      <text:p text:style-name="P2"/>
      <text:p text:style-name="P2"><text:span text:style-name="T3">Encouragement </text:span>: Lorsque cette unité se repose, elle augmente de 5 son soin et donne 5 de EXP à tout les alliés à portée de vue. </text:p>
      <text:p text:style-name="P2"/>
      <text:p text:style-name="P2"><text:span text:style-name="T3">Némésis </text:span>: Destructeur</text:p>
      <text:p text:style-name="P2"/>
      <text:p text:style-name="P8">Incendiaire</text:p>
      <text:p text:style-name="P8"><text:span text:style-name="T9">Démoniste</text:span> | <text:span text:style-name="T8">Drake</text:span> <text:s text:c="6"/></text:p>
      <text:p text:style-name="P2"/>
      <text:p text:style-name="P7">Avec leurs pouvoirs de pyromancien, les Incendiaires sont de dangereux psychopathes qui se complaisent dans le massacre de leurs ennemis à courte distance. Ces combattants manipulant le feu sont des attaquants puissant qui peuvent autant servir de seconde ligne comme combattre en mêlée. Leurs flammes puissantes ignorent les armures et gagnent en intensité au fil du combat, permettant aux incendiaires de dominer le champ de bataille progressivement. </text:p>
      <text:p text:style-name="P2"/>
      <table:table table:name="Tableau8" table:style-name="Tableau8">
        <table:table-column table:style-name="Tableau8.A" table:number-columns-repeated="3"/>
        <table:table-column table:style-name="Tableau8.D"/>
        <table:table-row table:style-name="TableLine94484967022992">
          <table:table-cell table:style-name="Tableau8.A1" office:value-type="string">
            <text:p text:style-name="P16">PV</text:p>
          </table:table-cell>
          <table:table-cell table:style-name="Tableau8.A1" office:value-type="string">
            <text:p text:style-name="P16">ATK</text:p>
          </table:table-cell>
          <table:table-cell table:style-name="Tableau8.A1" office:value-type="string">
            <text:p text:style-name="P16">Armure</text:p>
          </table:table-cell>
          <table:table-cell table:style-name="Tableau8.D1" office:value-type="string">
            <text:p text:style-name="P16">Taille</text:p>
          </table:table-cell>
        </table:table-row>
        <table:table-row table:style-name="TableLine94484967037296">
          <table:table-cell table:style-name="Tableau8.A2" office:value-type="float" office:value="70">
            <text:p text:style-name="P21">70</text:p>
          </table:table-cell>
          <table:table-cell table:style-name="Tableau8.B2" office:value-type="float" office:value="10">
            <text:p text:style-name="P16">10</text:p>
          </table:table-cell>
          <table:table-cell table:style-name="Tableau8.C2" office:value-type="string">
            <text:p text:style-name="P16">60|4</text:p>
          </table:table-cell>
          <table:table-cell table:style-name="Tableau8.D2" office:value-type="float" office:value="2">
            <text:p text:style-name="P16">2</text:p>
          </table:table-cell>
        </table:table-row>
        <table:table-row table:style-name="TableLine94484967039680">
          <table:table-cell table:style-name="Tableau8.A3" office:value-type="string">
            <text:p text:style-name="P16">Initiative</text:p>
          </table:table-cell>
          <table:table-cell table:style-name="Tableau8.A3" office:value-type="string">
            <text:p text:style-name="P16">Portée</text:p>
          </table:table-cell>
          <table:table-cell table:style-name="Tableau8.A3" office:value-type="string">
            <text:p text:style-name="P16">Vision</text:p>
          </table:table-cell>
          <table:table-cell table:style-name="Tableau8.D3" office:value-type="string">
            <text:p text:style-name="P16">Vitesse</text:p>
          </table:table-cell>
        </table:table-row>
        <table:table-row table:style-name="TableLine94484967041552">
          <table:table-cell table:style-name="Tableau8.A4" office:value-type="float" office:value="3">
            <text:p text:style-name="P16">3</text:p>
          </table:table-cell>
          <table:table-cell table:style-name="Tableau8.B4" office:value-type="float" office:value="3">
            <text:p text:style-name="P16">3</text:p>
          </table:table-cell>
          <table:table-cell table:style-name="Tableau8.C4" office:value-type="float" office:value="4">
            <text:p text:style-name="P16">4</text:p>
          </table:table-cell>
          <table:table-cell table:style-name="Tableau8.D4" office:value-type="float" office:value="3">
            <text:p text:style-name="P16">3</text:p>
          </table:table-cell>
        </table:table-row>
      </table:table>
      <text:p text:style-name="P2"/>
      <text:p text:style-name="P2"><text:span text:style-name="T3">Perce-armure</text:span> : Les attaques de ce monstre ignorent l'armure de l'ennemi. </text:p>
      <text:p text:style-name="P2"/>
      <text:p text:style-name="P2"><text:span text:style-name="T3">Embrasement </text:span>: Les attaques de ce monstre ne peuvent pas générer de riposte.</text:p>
      <text:p text:style-name="P2"/>
      <text:p text:style-name="P2"><text:span text:style-name="T3">Némésis </text:span>: Combattant </text:p>
      <text:p text:style-name="P2"/>
      <text:p text:style-name="P8">Combattant</text:p>
      <text:p text:style-name="P8"><text:span text:style-name="T9">Guerrier du chaos</text:span> | <text:span text:style-name="T8">Armure animée</text:span></text:p>
      <text:p text:style-name="P2"/>
      <text:p text:style-name="P7">Vêtus d'une lourde armure, et sertis d'un équipement complet consistant en une arme de mêlée et un bouclier, les Combattants sont le guerrier ultime de chaque armée de monstre. Ils n'ont aucun défaut propre, car justement, la polyvalence est leur maître mot. Ils sont en effet à la fois très résistant avec leur lourde armure, et sont complètement adapté à un rude combat grâce à leur entraînement élitiste et leur bonne attaque en mêlée. </text:p>
      <text:p text:style-name="P2"/>
      <table:table table:name="Tableau9" table:style-name="Tableau9">
        <table:table-column table:style-name="Tableau9.A" table:number-columns-repeated="3"/>
        <table:table-column table:style-name="Tableau9.D"/>
        <table:table-row table:style-name="TableLine94484967050224">
          <table:table-cell table:style-name="Tableau9.A1" office:value-type="string">
            <text:p text:style-name="P16">PV</text:p>
          </table:table-cell>
          <table:table-cell table:style-name="Tableau9.A1" office:value-type="string">
            <text:p text:style-name="P16">ATK</text:p>
          </table:table-cell>
          <table:table-cell table:style-name="Tableau9.A1" office:value-type="string">
            <text:p text:style-name="P16">Armure</text:p>
          </table:table-cell>
          <table:table-cell table:style-name="Tableau9.D1" office:value-type="string">
            <text:p text:style-name="P16">Taille</text:p>
          </table:table-cell>
        </table:table-row>
        <table:table-row table:style-name="TableLine94484966852784">
          <table:table-cell table:style-name="Tableau9.A2" office:value-type="float" office:value="80">
            <text:p text:style-name="P21">80</text:p>
          </table:table-cell>
          <table:table-cell table:style-name="Tableau9.B2" office:value-type="float" office:value="12">
            <text:p text:style-name="P16">12</text:p>
          </table:table-cell>
          <table:table-cell table:style-name="Tableau9.C2" office:value-type="string">
            <text:p text:style-name="P16">60|6</text:p>
          </table:table-cell>
          <table:table-cell table:style-name="Tableau9.D2" office:value-type="float" office:value="2">
            <text:p text:style-name="P16">2</text:p>
          </table:table-cell>
        </table:table-row>
        <table:table-row table:style-name="TableLine94484967065424">
          <table:table-cell table:style-name="Tableau9.A3" office:value-type="string">
            <text:p text:style-name="P16">Initiative</text:p>
          </table:table-cell>
          <table:table-cell table:style-name="Tableau9.A3" office:value-type="string">
            <text:p text:style-name="P16">Portée</text:p>
          </table:table-cell>
          <table:table-cell table:style-name="Tableau9.A3" office:value-type="string">
            <text:p text:style-name="P16">Vision</text:p>
          </table:table-cell>
          <table:table-cell table:style-name="Tableau9.D3" office:value-type="string">
            <text:p text:style-name="P16">Vitesse</text:p>
          </table:table-cell>
        </table:table-row>
        <table:table-row table:style-name="TableLine94484967067296">
          <table:table-cell table:style-name="Tableau9.A4" office:value-type="float" office:value="6">
            <text:p text:style-name="P16">6</text:p>
          </table:table-cell>
          <table:table-cell table:style-name="Tableau9.B4" office:value-type="float" office:value="1">
            <text:p text:style-name="P16">1</text:p>
          </table:table-cell>
          <table:table-cell table:style-name="Tableau9.C4" office:value-type="float" office:value="4">
            <text:p text:style-name="P16">4</text:p>
          </table:table-cell>
          <table:table-cell table:style-name="Tableau9.D4" office:value-type="float" office:value="4">
            <text:p text:style-name="P16">4</text:p>
          </table:table-cell>
        </table:table-row>
      </table:table>
      <text:p text:style-name="P2"/>
      <text:p text:style-name="P2"><text:span text:style-name="T3">Réplique </text:span>: L'unité possède un maximum de 3 ripostes au lieu d'une seule. </text:p>
      <text:p text:style-name="P2"/>
      <text:p text:style-name="P2"><text:span text:style-name="T3">Entraînement </text:span>: <text:span text:style-name="T23">A la fin de </text:span>chaque tour, ce monstre gagne 5 d'EXP. </text:p>
      <text:p text:style-name="P2"><text:soft-page-break/></text:p>
      <text:p text:style-name="P2"><text:span text:style-name="T3">Némésis </text:span>: Bête de guerre</text:p>
      <text:p text:style-name="P2"/>
      <text:p text:style-name="P8">Bête de guerre</text:p>
      <text:p text:style-name="P8"><text:span text:style-name="T9">Mutilateur</text:span> | <text:span text:style-name="T8">Hydre <text:s/></text:span><text:s text:c="5"/></text:p>
      <text:p text:style-name="P2"/>
      <text:p text:style-name="P7">Massives, mais néanmoins rapide, les bêtes de guerre surplombent les autres guerriers, qu'elles dominent également avec des membres puissants et des attaques redoutables. Ces créatures sont des prédateurs très puissants, plus résistant que la plupart des autres monstres, et ayant pourtant une bonne vitesse. Cette dernière leur permet d'atteindre les autres ennemis rapides ou de surprendre les tireurs, qu'ils peuvent alors clouer sur place à coup de griffes acérées. </text:p>
      <text:p text:style-name="P2"/>
      <table:table table:name="Tableau10" table:style-name="Tableau10">
        <table:table-column table:style-name="Tableau10.A" table:number-columns-repeated="3"/>
        <table:table-column table:style-name="Tableau10.D"/>
        <table:table-row table:style-name="TableLine94484967076368">
          <table:table-cell table:style-name="Tableau10.A1" office:value-type="string">
            <text:p text:style-name="P16">PV</text:p>
          </table:table-cell>
          <table:table-cell table:style-name="Tableau10.A1" office:value-type="string">
            <text:p text:style-name="P16">ATK</text:p>
          </table:table-cell>
          <table:table-cell table:style-name="Tableau10.A1" office:value-type="string">
            <text:p text:style-name="P16">Armure</text:p>
          </table:table-cell>
          <table:table-cell table:style-name="Tableau10.D1" office:value-type="string">
            <text:p text:style-name="P16">Taille</text:p>
          </table:table-cell>
        </table:table-row>
        <table:table-row table:style-name="TableLine94484967090608">
          <table:table-cell table:style-name="Tableau10.A2" office:value-type="float" office:value="95">
            <text:p text:style-name="P16"><text:span text:style-name="T20">9</text:span>5</text:p>
          </table:table-cell>
          <table:table-cell table:style-name="Tableau10.B2" office:value-type="float" office:value="10">
            <text:p text:style-name="P16">10</text:p>
          </table:table-cell>
          <table:table-cell table:style-name="Tableau10.C2" office:value-type="string">
            <text:p text:style-name="P16">40|5</text:p>
          </table:table-cell>
          <table:table-cell table:style-name="Tableau10.D2" office:value-type="float" office:value="3">
            <text:p text:style-name="P16">3</text:p>
          </table:table-cell>
        </table:table-row>
        <table:table-row table:style-name="TableLine94484967092992">
          <table:table-cell table:style-name="Tableau10.A3" office:value-type="string">
            <text:p text:style-name="P16">Initiative</text:p>
          </table:table-cell>
          <table:table-cell table:style-name="Tableau10.A3" office:value-type="string">
            <text:p text:style-name="P16">Portée</text:p>
          </table:table-cell>
          <table:table-cell table:style-name="Tableau10.A3" office:value-type="string">
            <text:p text:style-name="P16">Vision</text:p>
          </table:table-cell>
          <table:table-cell table:style-name="Tableau10.D3" office:value-type="string">
            <text:p text:style-name="P16">Vitesse</text:p>
          </table:table-cell>
        </table:table-row>
        <table:table-row table:style-name="TableLine94484967094864">
          <table:table-cell table:style-name="Tableau10.A4" office:value-type="float" office:value="2">
            <text:p text:style-name="P16">2</text:p>
          </table:table-cell>
          <table:table-cell table:style-name="Tableau10.B4" office:value-type="float" office:value="1">
            <text:p text:style-name="P16">1</text:p>
          </table:table-cell>
          <table:table-cell table:style-name="Tableau10.C4" office:value-type="float" office:value="4">
            <text:p text:style-name="P16">4</text:p>
          </table:table-cell>
          <table:table-cell table:style-name="Tableau10.D4" office:value-type="float" office:value="5">
            <text:p text:style-name="P16">5</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Meurtrissure </text:span>: Les attaques de cette unité réduisent de 1 la Vitesse de sa cible (cumulable) si elles parviennent à infliger suffisamment de dégât (50% des dégâts au moins). Il ne peut pas réduire la Vitesse à moins de 3 (les unités ayant donc 3 de Vitesse sont immunisés à cet effet). </text:p>
      <text:p text:style-name="P2"/>
      <text:p text:style-name="P2"><text:span text:style-name="T3">Némésis </text:span>: Chasseur</text:p>
      <text:p text:style-name="P2"/>
      <text:p text:style-name="P14">Dance-Lame </text:p>
      <text:p text:style-name="P15"><text:span text:style-name="T14">Incube</text:span> | <text:span text:style-name="T15">Vampyirion</text:span> </text:p>
      <text:p text:style-name="P13"/>
      <table:table table:name="Tableau11" table:style-name="Tableau11">
        <table:table-column table:style-name="Tableau11.A" table:number-columns-repeated="3"/>
        <table:table-column table:style-name="Tableau11.D"/>
        <table:table-row table:style-name="TableLine94484967102896">
          <table:table-cell table:style-name="Tableau11.A1" office:value-type="string">
            <text:p text:style-name="P17">PV</text:p>
          </table:table-cell>
          <table:table-cell table:style-name="Tableau11.A1" office:value-type="string">
            <text:p text:style-name="P17">ATK</text:p>
          </table:table-cell>
          <table:table-cell table:style-name="Tableau11.A1" office:value-type="string">
            <text:p text:style-name="P17">Armure</text:p>
          </table:table-cell>
          <table:table-cell table:style-name="Tableau11.D1" office:value-type="string">
            <text:p text:style-name="P17">Taille</text:p>
          </table:table-cell>
        </table:table-row>
        <table:table-row table:style-name="TableLine94484967117216">
          <table:table-cell table:style-name="Tableau11.C4" office:value-type="string">
            <text:p text:style-name="P21">75</text:p>
          </table:table-cell>
          <table:table-cell table:style-name="Tableau11.C4" office:value-type="string">
            <text:p text:style-name="P19">1<text:span text:style-name="T18">0</text:span></text:p>
          </table:table-cell>
          <table:table-cell table:style-name="Tableau11.C4" office:value-type="string">
            <text:p text:style-name="P19">40/3</text:p>
          </table:table-cell>
          <table:table-cell table:style-name="Tableau11.D4" office:value-type="string">
            <text:p text:style-name="P19">2</text:p>
          </table:table-cell>
        </table:table-row>
        <table:table-row table:style-name="TableLine94484967118784">
          <table:table-cell table:style-name="Tableau11.A3" office:value-type="string">
            <text:p text:style-name="P17">Initiative</text:p>
          </table:table-cell>
          <table:table-cell table:style-name="Tableau11.A3" office:value-type="string">
            <text:p text:style-name="P17">Portée</text:p>
          </table:table-cell>
          <table:table-cell table:style-name="Tableau11.A3" office:value-type="string">
            <text:p text:style-name="P17">Vision</text:p>
          </table:table-cell>
          <table:table-cell table:style-name="Tableau11.D3" office:value-type="string">
            <text:p text:style-name="P17">Vitesse</text:p>
          </table:table-cell>
        </table:table-row>
        <table:table-row table:style-name="TableLine94484967120656">
          <table:table-cell table:style-name="Tableau11.C4" office:value-type="string">
            <text:p text:style-name="P19">8</text:p>
          </table:table-cell>
          <table:table-cell table:style-name="Tableau11.C4" office:value-type="string">
            <text:p text:style-name="P19">2</text:p>
          </table:table-cell>
          <table:table-cell table:style-name="Tableau11.C4" office:value-type="string">
            <text:p text:style-name="P19">3</text:p>
          </table:table-cell>
          <table:table-cell table:style-name="Tableau11.D4" office:value-type="string">
            <text:p text:style-name="P19">5</text:p>
          </table:table-cell>
        </table:table-row>
      </table:table>
      <text:p text:style-name="P13"/>
      <text:p text:style-name="P12"><text:span text:style-name="T3">Drain </text:span>: se soigne de 25 % des dégâts qu’il inflige</text:p>
      <text:p text:style-name="P12"/>
      <text:p text:style-name="P12"><text:span text:style-name="T3">Esquive </text:span>: Lorsqu’il ne peut pas riposter, le Dance-lame à 20 % de chance d’esquiver l’attaque qui le prend pour cible.</text:p>
      <text:p text:style-name="P12"/>
      <text:p text:style-name="P12"><text:span text:style-name="T3">Némésis </text:span>: Incendiaire </text:p>
      <text:p text:style-name="P2"/>
      <text:p text:style-name="P1"><text:tab/>Les Terrains : </text:p>
      <text:p text:style-name="P2"/>
      <text:p text:style-name="P2"><text:tab/>Plutôt que de faire des éléments de décors, chaque case aura un type de terrain, qui aura des effets sur les monstres qui essaierons d'aller dessus. </text:p>
      <text:p text:style-name="P2">Un terrain possède un effet sur le champ de vision, le déplacement et l'attaque. </text:p>
      <text:p text:style-name="P2"/>
      <text:p text:style-name="P3">Les terrains de base : </text:p>
      <text:p text:style-name="P2"><text:soft-page-break/></text:p>
      <text:p text:style-name="P2"><text:tab/><text:span text:style-name="T3">Plaine </text:span>: </text:p>
      <text:p text:style-name="P2">Se déplacer au travers : <text:span text:style-name="T10">OUI</text:span></text:p>
      <text:p text:style-name="P2">Voir/Attaquer au travers :<text:span text:style-name="T10"> OUI</text:span></text:p>
      <text:p text:style-name="P2"/>
      <text:p text:style-name="P2"><text:tab/><text:span text:style-name="T3">Forêt </text:span>: </text:p>
      <text:p text:style-name="P2">Se déplacer au travers : <text:span text:style-name="T10">OUI</text:span></text:p>
      <text:p text:style-name="P2">Voir/Attaquer au travers : <text:span text:style-name="T11">NON</text:span></text:p>
      <text:p text:style-name="P2"/>
      <text:p text:style-name="P2"><text:tab/><text:span text:style-name="T3">Fossé </text:span>: </text:p>
      <text:p text:style-name="P2">Se déplacer au travers :<text:span text:style-name="T11"> NON</text:span></text:p>
      <text:p text:style-name="P2">Voir/Attaquer au travers : <text:span text:style-name="T10">OUI</text:span></text:p>
      <text:p text:style-name="P2"/>
      <text:p text:style-name="P2"><text:tab/><text:span text:style-name="T3">Montagne </text:span>:</text:p>
      <text:p text:style-name="P2">Se déplacer au travers :<text:span text:style-name="T11"> NON</text:span></text:p>
      <text:p text:style-name="P2">Voir/Attaquer au travers : <text:span text:style-name="T11">NON</text:span></text:p>
      <text:p text:style-name="P2"/>
      <text:p text:style-name="P3">Les terrains spéciaux : (a rajouter si le jeu est assez développé)</text:p>
      <text:p text:style-name="P2"/>
      <text:p text:style-name="P2">On peut agir normalement dans un terrain spécial (comme dans une <text:span text:style-name="T3">Plaine</text:span>), mais ce dernier applique des effets : </text:p>
      <text:p text:style-name="P2"/>
      <text:p text:style-name="P2"><text:tab/><text:span text:style-name="T3">Eau </text:span>: </text:p>
      <text:p text:style-name="P2">Le monstre qui se déplace sur de l'eau consomme 1 de vitesse supplémentaire. </text:p>
      <text:p text:style-name="P2"/>
      <text:p text:style-name="P2"><text:tab/><text:span text:style-name="T3">Lave </text:span>: </text:p>
      <text:p text:style-name="P2">Le monstre qui se déplace sur la lave subie 5+1D6 dégâts Perce-armure. </text:p>
      <text:p text:style-name="P2"/>
      <text:p text:style-name="P2"><text:tab/><text:span text:style-name="T3">Désert</text:span>: </text:p>
      <text:p text:style-name="P2">Le monstre qui lance une attaque depuis le désert inflige 5 dégâts de moins. </text:p>
      <text:p text:style-name="P2"/>
      <text:p text:style-name="P2"><text:tab/><text:span text:style-name="T3">Ruine </text:span>: </text:p>
      <text:p text:style-name="P2">Le monstre qui se déplace sur la ruine gagne 5 d'EXP. </text:p>
      <text:p text:style-name="P2"/>
      <text:p text:style-name="P2"><text:tab/><text:span text:style-name="T3">Sanctuaire </text:span>: </text:p>
      <text:p text:style-name="P2">Le monstre qui se déplace sur le sanctuaire se soigne de 1+1D6 PV. </text:p>
      <text:p text:style-name="P2"/>
      <text:p text:style-name="P2"/>
      <text:p text:style-name="P2"/>
      <text:p text:style-name="P2"/>
      <table:table table:name="Tableau1" table:style-name="Tableau1">
        <table:table-column table:style-name="Tableau1.A" table:number-columns-repeated="3"/>
        <table:table-column table:style-name="Tableau1.D"/>
        <table:table-row table:style-name="TableLine94484967150928">
          <table:table-cell table:style-name="Tableau1.A1" office:value-type="string">
            <text:p text:style-name="P16">PV</text:p>
          </table:table-cell>
          <table:table-cell table:style-name="Tableau1.A1" office:value-type="string">
            <text:p text:style-name="P16">ATK</text:p>
          </table:table-cell>
          <table:table-cell table:style-name="Tableau1.A1" office:value-type="string">
            <text:p text:style-name="P16">Armure</text:p>
          </table:table-cell>
          <table:table-cell table:style-name="Tableau1.D1" office:value-type="string">
            <text:p text:style-name="P16">Taille</text:p>
          </table:table-cell>
        </table:table-row>
        <table:table-row table:style-name="TableLine94484967166032">
          <table:table-cell table:style-name="Tableau1.C4" office:value-type="string">
            <text:p text:style-name="P16"/>
          </table:table-cell>
          <table:table-cell table:style-name="Tableau1.C4" office:value-type="string">
            <text:p text:style-name="P16"/>
          </table:table-cell>
          <table:table-cell table:style-name="Tableau1.C4" office:value-type="string">
            <text:p text:style-name="P16"/>
          </table:table-cell>
          <table:table-cell table:style-name="Tableau1.D4" office:value-type="string">
            <text:p text:style-name="P16"/>
          </table:table-cell>
        </table:table-row>
        <table:table-row table:style-name="TableLine94484967167856">
          <table:table-cell table:style-name="Tableau1.A3" office:value-type="string">
            <text:p text:style-name="P16">Initiative</text:p>
          </table:table-cell>
          <table:table-cell table:style-name="Tableau1.A3" office:value-type="string">
            <text:p text:style-name="P16">Portée</text:p>
          </table:table-cell>
          <table:table-cell table:style-name="Tableau1.A3" office:value-type="string">
            <text:p text:style-name="P16">Vision</text:p>
          </table:table-cell>
          <table:table-cell table:style-name="Tableau1.D3" office:value-type="string">
            <text:p text:style-name="P16">Vitesse</text:p>
          </table:table-cell>
        </table:table-row>
        <table:table-row table:style-name="TableLine94484967169728">
          <table:table-cell table:style-name="Tableau1.C4" office:value-type="string">
            <text:p text:style-name="P16"/>
          </table:table-cell>
          <table:table-cell table:style-name="Tableau1.C4" office:value-type="string">
            <text:p text:style-name="P16"/>
          </table:table-cell>
          <table:table-cell table:style-name="Tableau1.C4" office:value-type="string">
            <text:p text:style-name="P16"/>
          </table:table-cell>
          <table:table-cell table:style-name="Tableau1.D4" office:value-type="string">
            <text:p text:style-name="P16"/>
          </table:table-cell>
        </table:table-row>
      </table:table>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21:21:26.44</meta:creation-date>
    <dc:date>2022-01-06T16:12:09.804793920</dc:date>
    <meta:editing-duration>PT16H7M29S</meta:editing-duration>
    <meta:editing-cycles>98</meta:editing-cycles>
    <meta:generator>LibreOffice/6.4.7.2$Linux_X86_64 LibreOffice_project/40$Build-2</meta:generator>
    <meta:document-statistic meta:table-count="11" meta:image-count="0" meta:object-count="0" meta:page-count="9" meta:paragraph-count="353" meta:word-count="2888" meta:character-count="16815" meta:non-whitespace-character-count="14055"/>
  </office:meta>
</office:document-meta>
</file>